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22903" calcext:value-type="float">
            <text:p>0.000229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23388" calcext:value-type="float">
            <text:p>0.000233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23932" calcext:value-type="float">
            <text:p>0.000239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24539" calcext:value-type="float">
            <text:p>0.000245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25212" calcext:value-type="float">
            <text:p>0.000252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25957" calcext:value-type="float">
            <text:p>0.000259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26778" calcext:value-type="float">
            <text:p>0.000267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27682" calcext:value-type="float">
            <text:p>0.000276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28674" calcext:value-type="float">
            <text:p>0.000286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29762" calcext:value-type="float">
            <text:p>0.000297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30955" calcext:value-type="float">
            <text:p>0.000309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32261" calcext:value-type="float">
            <text:p>0.000322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3369" calcext:value-type="float">
            <text:p>0.00033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35254" calcext:value-type="float">
            <text:p>0.000352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36965" calcext:value-type="float">
            <text:p>0.000369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38838" calcext:value-type="float">
            <text:p>0.000388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40889" calcext:value-type="float">
            <text:p>0.000408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43136" calcext:value-type="float">
            <text:p>0.000431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45598" calcext:value-type="float">
            <text:p>0.000455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48298" calcext:value-type="float">
            <text:p>0.000482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51262" calcext:value-type="float">
            <text:p>0.000512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54517" calcext:value-type="float">
            <text:p>0.000545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58096" calcext:value-type="float">
            <text:p>0.000580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62035" calcext:value-type="float">
            <text:p>0.000620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66375" calcext:value-type="float">
            <text:p>0.000663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71161" calcext:value-type="float">
            <text:p>0.000711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76445" calcext:value-type="float">
            <text:p>0.000764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82287" calcext:value-type="float">
            <text:p>0.000822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88752" calcext:value-type="float">
            <text:p>0.000887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95917" calcext:value-type="float">
            <text:p>0.000959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03867" calcext:value-type="float">
            <text:p>0.001038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1127" calcext:value-type="float">
            <text:p>0.0011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122528" calcext:value-type="float">
            <text:p>0.001225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33477" calcext:value-type="float">
            <text:p>0.001334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45693" calcext:value-type="float">
            <text:p>0.001456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15934" calcext:value-type="float">
            <text:p>0.00159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17461" calcext:value-type="float">
            <text:p>0.00174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191719" calcext:value-type="float">
            <text:p>0.001917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210917" calcext:value-type="float">
            <text:p>0.002109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32491" calcext:value-type="float">
            <text:p>0.002324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256772" calcext:value-type="float">
            <text:p>0.002567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284138" calcext:value-type="float">
            <text:p>0.002841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31503" calcext:value-type="float">
            <text:p>0.00315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349952" calcext:value-type="float">
            <text:p>0.003499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389493" calcext:value-type="float">
            <text:p>0.003894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434328" calcext:value-type="float">
            <text:p>0.004343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485244" calcext:value-type="float">
            <text:p>0.004852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543153" calcext:value-type="float">
            <text:p>0.005431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609114" calcext:value-type="float">
            <text:p>0.006091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684357" calcext:value-type="float">
            <text:p>0.006843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770314" calcext:value-type="float">
            <text:p>0.007703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868655" calcext:value-type="float">
            <text:p>0.008686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981323" calcext:value-type="float">
            <text:p>0.009813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110586" calcext:value-type="float">
            <text:p>0.011105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259088" calcext:value-type="float">
            <text:p>0.012590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429916" calcext:value-type="float">
            <text:p>0.014299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626672" calcext:value-type="float">
            <text:p>0.016266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85356" calcext:value-type="float">
            <text:p>0.01853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115479" calcext:value-type="float">
            <text:p>0.021154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18141" calcext:value-type="float">
            <text:p>0.024181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768187" calcext:value-type="float">
            <text:p>0.027681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3173334" calcext:value-type="float">
            <text:p>0.031733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642515" calcext:value-type="float">
            <text:p>0.036425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4186044" calcext:value-type="float">
            <text:p>0.041860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815773" calcext:value-type="float">
            <text:p>0.048157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5545247" calcext:value-type="float">
            <text:p>0.055452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6389832" calcext:value-type="float">
            <text:p>0.063898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7366805" calcext:value-type="float">
            <text:p>0.073668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8495367" calcext:value-type="float">
            <text:p>0.084953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796547" calcext:value-type="float">
            <text:p>0.097965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129294" calcext:value-type="float">
            <text:p>0.11292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3008234" calcext:value-type="float">
            <text:p>0.130082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4966436" calcext:value-type="float">
            <text:p>0.149664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7190772" calcext:value-type="float">
            <text:p>0.171907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9702173" calcext:value-type="float">
            <text:p>0.197021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2517375" calcext:value-type="float">
            <text:p>0.225173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5646658" calcext:value-type="float">
            <text:p>0.256466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9091373" calcext:value-type="float">
            <text:p>0.290913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2841513" calcext:value-type="float">
            <text:p>0.328415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6873666" calcext:value-type="float">
            <text:p>0.3687366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1149793" calcext:value-type="float">
            <text:p>0.4114979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5617245" calcext:value-type="float">
            <text:p>0.456172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0210341" calcext:value-type="float">
            <text:p>0.5021034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4853583" calcext:value-type="float">
            <text:p>0.548535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9466274" calcext:value-type="float">
            <text:p>0.5946627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3968007" calcext:value-type="float">
            <text:p>0.639680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8284249" calcext:value-type="float">
            <text:p>0.682842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72351211" calcext:value-type="float">
            <text:p>0.723512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76119363" calcext:value-type="float">
            <text:p>0.761193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9555214" calcext:value-type="float">
            <text:p>0.795552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2641362" calcext:value-type="float">
            <text:p>0.826413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53:01.005000000</meta:creation-date>
    <dc:date>2024-10-15T17:51:59.243000000</dc:date>
    <meta:editing-duration>PT4M31S</meta:editing-duration>
    <meta:editing-cycles>6</meta:editing-cycles>
    <meta:generator>LibreOffice/7.4.2.3$Windows_X86_64 LibreOffice_project/382eef1f22670f7f4118c8c2dd222ec7ad009daf</meta:generator>
    <meta:document-statistic meta:table-count="1" meta:cell-count="187" meta:object-count="0"/>
  </office:meta>
</office:document-meta>
</file>